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officeooo:paragraph-rsid="001c8f1f"/>
    </style:style>
    <style:style style:name="T1" style:family="text">
      <style:text-properties officeooo:rsid="000a63b2"/>
    </style:style>
    <style:style style:name="T2" style:family="text">
      <style:text-properties officeooo:rsid="001d10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</text:span>oham@soham-HP-Laptop-15s-du3xxx:~$ ls</text:p>
      <text:p text:style-name="Standard">a.out <text:s text:c="5"/>b.c <text:s text:c="2"/>binary.c <text:s/>Documents <text:s/>first.c <text:s/>hello_worldmul.sh <text:s/>lcm.c <text:s/>linear.c <text:s/>linkedinsertion.c <text:s/>new.c <text:s text:c="4"/>ppi1.c <text:s/>ppi1.o <text:s/>Public <text:s text:c="3"/>selection.c <text:s/>Templates <text:s/>x.sh <text:s/>z10 <text:s/>z3 <text:s/>z5 <text:s/>z7 <text:s/>z9</text:p>
      <text:p text:style-name="Standard">assign.sh <text:s/>bi.c <text:s/>Desktop <text:s text:c="2"/>Downloads <text:s/>hello.c <text:s/>hello_world.sh <text:s text:c="4"/>lin.c <text:s/>linked.c <text:s/>Music <text:s text:c="13"/>Pictures <text:s/>ppi1.i <text:s/>ppi1.s <text:s/>select.c <text:s/>shell.sh <text:s text:c="4"/>Videos <text:s text:c="4"/>z1 <text:s text:c="3"/>z2 <text:s text:c="2"/>z4 <text:s/>z6 <text:s/>z8</text:p>
      <text:p text:style-name="Standard">soham@soham-HP-Laptop-15s-du3xxx:~$ cat hello.c</text:p>
      <text:p text:style-name="Standard">#include&lt;stdio.h&gt;</text:p>
      <text:p text:style-name="Standard">int main(){</text:p>
      <text:p text:style-name="Standard"/>
      <text:p text:style-name="Standard"><text:tab/>printf("hello world");</text:p>
      <text:p text:style-name="Standard"><text:tab/>return 0;</text:p>
      <text:p text:style-name="Standard"/>
      <text:p text:style-name="Standard">}</text:p>
      <text:p text:style-name="Standard">soham@soham-HP-Laptop-15s-du3xxx:~$ cp do.c hello.c</text:p>
      <text:p text:style-name="Standard">cp: cannot stat 'do.c': No such file or directory</text:p>
      <text:p text:style-name="Standard">soham@soham-HP-Laptop-15s-du3xxx:~$ cp new.c hello.c</text:p>
      <text:p text:style-name="Standard">soham@soham-HP-Laptop-15s-du3xxx:~$ cat hello.c</text:p>
      <text:p text:style-name="Standard">#include&lt;stdio.h&gt;</text:p>
      <text:p text:style-name="Standard">int search(int arr[], int n,int b);</text:p>
      <text:p text:style-name="Standard">int main(){</text:p>
      <text:p text:style-name="Standard"><text:tab/>int arr[],b,n;</text:p>
      <text:p text:style-name="Standard"><text:tab/>arr[]={1,2,3,4,5};</text:p>
      <text:p text:style-name="Standard"><text:tab/>n=sizeof(arr)/sizeof(arr[0]);</text:p>
      <text:p text:style-name="Standard"><text:tab/>b=3;</text:p>
      <text:p text:style-name="Standard"><text:tab/>int result=search(arr,n,b);</text:p>
      <text:p text:style-name="Standard"><text:tab/>(result==-1)?printf("the element not found"):printf("the element found t location%d",result+1);</text:p>
      <text:p text:style-name="Standard"/>
      <text:p text:style-name="Standard"><text:tab/>return 0;</text:p>
      <text:p text:style-name="Standard">}</text:p>
      <text:p text:style-name="Standard">int search(int arr[],int n,int b){</text:p>
      <text:p text:style-name="Standard"/>
      <text:p text:style-name="Standard"><text:tab/>for(int i=0;i&lt;n;i++)</text:p>
      <text:p text:style-name="Standard"><text:tab/></text:p>
      <text:p text:style-name="Standard"><text:tab/><text:tab/>if(arr[i]==b)</text:p>
      <text:p text:style-name="Standard"><text:tab/><text:tab/><text:tab/>return i;</text:p>
      <text:p text:style-name="Standard"/>
      <text:p text:style-name="Standard"><text:tab/>return -1;</text:p>
      <text:p text:style-name="Standard"/>
      <text:p text:style-name="Standard"/>
      <text:p text:style-name="Standard">}</text:p>
      <text:p text:style-name="Standard">soham@soham-HP-Laptop-15s-du3xxx:~$ cat new.c</text:p>
      <text:p text:style-name="Standard">#include&lt;stdio.h&gt;</text:p>
      <text:p text:style-name="Standard">int search(int arr[], int n,int b);</text:p>
      <text:p text:style-name="Standard">int main(){</text:p>
      <text:p text:style-name="Standard"><text:tab/>int arr[],b,n;</text:p>
      <text:p text:style-name="Standard"><text:tab/>arr[]={1,2,3,4,5};</text:p>
      <text:p text:style-name="Standard"><text:tab/>n=sizeof(arr)/sizeof(arr[0]);</text:p>
      <text:p text:style-name="Standard"><text:tab/>b=3;</text:p>
      <text:p text:style-name="Standard"><text:tab/>int result=search(arr,n,b);</text:p>
      <text:p text:style-name="Standard"><text:tab/>(result==-1)?printf("the element not found"):printf("the element found t location%d",result+1);</text:p>
      <text:p text:style-name="Standard"><text:soft-page-break/></text:p>
      <text:p text:style-name="Standard"><text:tab/>return 0;</text:p>
      <text:p text:style-name="Standard">}</text:p>
      <text:p text:style-name="Standard">int search(int arr[],int n,int b){</text:p>
      <text:p text:style-name="Standard"/>
      <text:p text:style-name="Standard"><text:tab/>for(int i=0;i&lt;n;i++)</text:p>
      <text:p text:style-name="Standard"><text:tab/></text:p>
      <text:p text:style-name="Standard"><text:tab/><text:tab/>if(arr[i]==b)</text:p>
      <text:p text:style-name="Standard"><text:tab/><text:tab/><text:tab/>return i;</text:p>
      <text:p text:style-name="Standard"/>
      <text:p text:style-name="Standard"><text:tab/>return -1;</text:p>
      <text:p text:style-name="Standard"/>
      <text:p text:style-name="Standard"/>
      <text:p text:style-name="Standard">}</text:p>
      <text:p text:style-name="Standard">soham@soham-HP-Laptop-15s-du3xxx:~$ mv new.c do.c</text:p>
      <text:p text:style-name="Standard">soham@soham-HP-Laptop-15s-du3xxx:~$ ls</text:p>
      <text:p text:style-name="Standard">a.out <text:s text:c="5"/>b.c <text:s text:c="2"/>binary.c <text:s/>do.c <text:s text:c="6"/>Downloads <text:s/>hello.c <text:s text:c="11"/>hello_world.sh <text:s/>lin.c <text:s text:c="4"/>linked.c <text:s text:c="10"/>Music <text:s text:c="4"/>ppi1.c <text:s/>ppi1.o <text:s/>Public <text:s text:c="3"/>selection.c <text:s/>Templates <text:s/>x.sh <text:s/>z10 <text:s/>z3 <text:s/>z5 <text:s/>z7 <text:s/>z9</text:p>
      <text:p text:style-name="Standard">assign.sh <text:s/>bi.c <text:s/>Desktop <text:s text:c="2"/>Documents <text:s/>first.c <text:s text:c="3"/>hello_worldmul.sh <text:s/>lcm.c <text:s text:c="10"/>linear.c <text:s/>linkedinsertion.c <text:s/>Pictures <text:s/>ppi1.i <text:s/>ppi1.s <text:s/>select.c <text:s/>shell.sh <text:s text:c="4"/>Videos <text:s text:c="4"/>z1 <text:s text:c="3"/>z2 <text:s text:c="2"/>z4 <text:s/>z6 <text:s/>z8</text:p>
      <text:p text:style-name="Standard">soham@soham-HP-Laptop-15s-du3xxx:~$ cat do.c</text:p>
      <text:p text:style-name="Standard">#include&lt;stdio.h&gt;</text:p>
      <text:p text:style-name="Standard">int search(int arr[], int n,int b);</text:p>
      <text:p text:style-name="Standard">int main(){</text:p>
      <text:p text:style-name="Standard"><text:tab/>int arr[],b,n;</text:p>
      <text:p text:style-name="Standard"><text:tab/>arr[]={1,2,3,4,5};</text:p>
      <text:p text:style-name="Standard"><text:tab/>n=sizeof(arr)/sizeof(arr[0]);</text:p>
      <text:p text:style-name="Standard"><text:tab/>b=3;</text:p>
      <text:p text:style-name="Standard"><text:tab/>int result=search(arr,n,b);</text:p>
      <text:p text:style-name="Standard"><text:tab/>(result==-1)?printf("the element not found"):printf("the element found t location%d",result+1);</text:p>
      <text:p text:style-name="Standard"/>
      <text:p text:style-name="Standard"><text:tab/>return 0;</text:p>
      <text:p text:style-name="Standard">}</text:p>
      <text:p text:style-name="Standard">int search(int arr[],int n,int b){</text:p>
      <text:p text:style-name="Standard"/>
      <text:p text:style-name="Standard"><text:tab/>for(int i=0;i&lt;n;i++)</text:p>
      <text:p text:style-name="Standard"><text:tab/></text:p>
      <text:p text:style-name="Standard"><text:tab/><text:tab/>if(arr[i]==b)</text:p>
      <text:p text:style-name="Standard"><text:tab/><text:tab/><text:tab/>return i;</text:p>
      <text:p text:style-name="Standard"/>
      <text:p text:style-name="Standard"><text:tab/>return -1;</text:p>
      <text:p text:style-name="Standard"/>
      <text:p text:style-name="Standard"/>
      <text:p text:style-name="Standard">}</text:p>
      <text:p text:style-name="Standard">soham@soham-HP-Laptop-15s-du3xxx:~$ cat new.c</text:p>
      <text:p text:style-name="Standard">cat: new.c: No such file or directory</text:p>
      <text:p text:style-name="Standard">soham@soham-HP-Laptop-15s-du3xxx:~$ rmdir z1</text:p>
      <text:p text:style-name="Standard">soham@soham-HP-Laptop-15s-du3xxx:~$ mkdir noo</text:p>
      <text:p text:style-name="Standard">soham@soham-HP-Laptop-15s-du3xxx:~$ cd noo</text:p>
      <text:p text:style-name="Standard">soham@soham-HP-Laptop-15s-du3xxx:~/noo$ rmdir noo</text:p>
      <text:p text:style-name="Standard">rmdir: failed to remove 'noo': No such file or directory</text:p>
      <text:p text:style-name="Standard"><text:soft-page-break/>soham@soham-HP-Laptop-15s-du3xxx:~/noo$ touch v.c</text:p>
      <text:p text:style-name="Standard">soham@soham-HP-Laptop-15s-du3xxx:~/noo$ ls</text:p>
      <text:p text:style-name="Standard">v.c</text:p>
      <text:p text:style-name="P2"><text:span text:style-name="T1">soham</text:span>@soham-HP-Laptop-15s-du3xxx:~$ hello.c</text:p>
      <text:p text:style-name="P2">hello.c: command not found</text:p>
      <text:p text:style-name="P2">soham@soham-HP-Laptop-15s-du3xxx:~$ ass1.c</text:p>
      <text:p text:style-name="P2">ass1.c: command not found</text:p>
      <text:p text:style-name="P2">soham@soham-HP-Laptop-15s-du3xxx:~$ pwd</text:p>
      <text:p text:style-name="P2">/home/soham</text:p>
      <text:p text:style-name="P2">soham@soham-HP-Laptop-15s-du3xxx:~$ is</text:p>
      <text:p text:style-name="P2">is: command not found</text:p>
      <text:p text:style-name="P2">soham@soham-HP-Laptop-15s-du3xxx:~$ ls</text:p>
      <text:p text:style-name="P2">ass1ppl <text:s/>ass3dsa_.tar.xz <text:s/>ass4 <text:s text:c="5"/>ass4.tar.xz <text:s/>Documents <text:s/>dtlbashassn.odt <text:s/>ll <text:s text:c="3"/>ll.h <text:s text:c="2"/>Pictures <text:s/>Public <text:s/>sparse_matrix <text:s/>Templates <text:s/>Videos</text:p>
      <text:p text:style-name="P2">ass3dsa <text:s/>ass3dsa.zip <text:s text:c="5"/>ass45dsa <text:s/>Desktop <text:s text:c="5"/>Downloads <text:s/>hello.c <text:s text:c="9"/>ll.c <text:s/>Music <text:s/>pract <text:s text:c="4"/>sparse <text:s/>sparse.tar.xz <text:s/>tp</text:p>
      <text:p text:style-name="P2">soham@soham-HP-Laptop-15s-du3xxx:~$ cat ass4.c</text:p>
      <text:p text:style-name="P2">cat: ass4.c: No such file or directory</text:p>
      <text:p text:style-name="P2">soham@soham-HP-Laptop-15s-du3xxx:~$ hello.c</text:p>
      <text:p text:style-name="P2">hello.c: command not found</text:p>
      <text:p text:style-name="P2">soham@soham-HP-Laptop-15s-du3xxx:~$ vi hello.c</text:p>
      <text:p text:style-name="P2">soham@soham-HP-Laptop-15s-du3xxx:~$ gcc hello.c</text:p>
      <text:p text:style-name="P2">soham@soham-HP-Laptop-15s-du3xxx:~$ mv hello.c first.c</text:p>
      <text:p text:style-name="P2">soham@soham-HP-Laptop-15s-du3xxx:~$ mkdir m777</text:p>
      <text:p text:style-name="P2">soham@soham-HP-Laptop-15s-du3xxx:~$ ls</text:p>
      <text:p text:style-name="P2">a.out <text:s text:c="3"/>ass3dsa <text:s text:c="9"/>ass3dsa.zip <text:s/>ass45dsa <text:s text:c="4"/>Desktop <text:s text:c="3"/>Downloads <text:s text:c="7"/>first.c <text:s/>ll.c <text:s/>m777 <text:s text:c="2"/>Pictures <text:s/>Public <text:s/>sparse_matrix <text:s/>Templates <text:s/>Videos</text:p>
      <text:p text:style-name="P2">ass1ppl <text:s/>ass3dsa_.tar.xz <text:s/>ass4 <text:s text:c="8"/>ass4.tar.xz <text:s/>Documents <text:s/>dtlbashassn.odt <text:s/>ll <text:s text:c="6"/>ll.h <text:s/>Music <text:s/>pract <text:s text:c="4"/>sparse <text:s/>sparse.tar.xz <text:s/>tp</text:p>
      <text:p text:style-name="P2">soham@soham-HP-Laptop-15s-du3xxx:~$ mkdir list.text</text:p>
      <text:p text:style-name="P2">soham@soham-HP-Laptop-15s-du3xxx:~$ ls</text:p>
      <text:p text:style-name="P2">a.out <text:s text:c="3"/>ass3dsa <text:s text:c="9"/>ass3dsa.zip <text:s/>ass45dsa <text:s text:c="4"/>Desktop <text:s text:c="3"/>Downloads <text:s text:c="7"/>first.c <text:s text:c="3"/>ll <text:s text:c="3"/>ll.h <text:s/>Music <text:s text:c="4"/>pract <text:s text:c="2"/>sparse <text:s text:c="8"/>sparse.tar.xz <text:s/>tp</text:p>
      <text:p text:style-name="P2">ass1ppl <text:s/>ass3dsa_.tar.xz <text:s/>ass4 <text:s text:c="8"/>ass4.tar.xz <text:s/>Documents <text:s/>dtlbashassn.odt <text:s/>list.text <text:s/>ll.c <text:s/>m777 <text:s/>Pictures <text:s/>Public <text:s/>sparse_matrix <text:s/>Templates <text:s text:c="5"/>Videos</text:p>
      <text:p text:style-name="P2">soham@soham-HP-Laptop-15s-du3xxx:~$ touch/home/soham/Documents/new.c</text:p>
      <text:p text:style-name="P2">bash: touch/home/soham/Documents/new.c: No such file or directory</text:p>
      <text:p text:style-name="P2">soham@soham-HP-Laptop-15s-du3xxx:~$ touch/soham/new.c</text:p>
      <text:p text:style-name="P2">bash: touch/soham/new.c: No such file or directory</text:p>
      <text:p text:style-name="P2">soham@soham-HP-Laptop-15s-du3xxx:~$ find hello,c</text:p>
      <text:p text:style-name="P2">find: ‘hello,c’: No such file or directory</text:p>
      <text:p text:style-name="P2">soham@soham-HP-Laptop-15s-du3xxx:~$ df</text:p>
      <text:p text:style-name="P2">Filesystem <text:s text:c="4"/>1K-blocks <text:s text:c="3"/>Used Available Use% Mounted on</text:p>
      <text:p text:style-name="P2">udev <text:s text:c="12"/>3898548 <text:s text:c="6"/>0 <text:s text:c="2"/>3898548 <text:s text:c="2"/>0% /dev</text:p>
      <text:p text:style-name="P2">tmpfs <text:s text:c="12"/>787412 <text:s text:c="3"/>2040 <text:s text:c="3"/>785372 <text:s text:c="2"/>1% /run</text:p>
      <text:p text:style-name="P2">/dev/nvme0n1p7 <text:s/>33331896 9718008 <text:s/>21888500 <text:s/>31% /</text:p>
      <text:p text:style-name="P2">tmpfs <text:s text:c="11"/>3937044 <text:s text:c="6"/>0 <text:s text:c="2"/>3937044 <text:s text:c="2"/>0% /dev/shm</text:p>
      <text:p text:style-name="P2">tmpfs <text:s text:c="14"/>5120 <text:s text:c="6"/>4 <text:s text:c="5"/>5116 <text:s text:c="2"/>1% /run/lock</text:p>
      <text:p text:style-name="P2">tmpfs <text:s text:c="11"/>3937044 <text:s text:c="6"/>0 <text:s text:c="2"/>3937044 <text:s text:c="2"/>0% /sys/fs/cgroup</text:p>
      <text:p text:style-name="P2">/dev/loop0 <text:s text:c="10"/>128 <text:s text:c="4"/>128 <text:s text:c="8"/>0 100% /snap/bare/5</text:p>
      <text:p text:style-name="P2">/dev/loop1 <text:s text:c="8"/>64896 <text:s text:c="2"/>64896 <text:s text:c="8"/>0 100% /snap/core20/1778</text:p>
      <text:p text:style-name="P2">/dev/loop2 <text:s text:c="8"/>47104 <text:s text:c="2"/>47104 <text:s text:c="8"/>0 100% /snap/snap-store/599</text:p>
      <text:p text:style-name="P2"><text:soft-page-break/>/dev/loop4 <text:s text:c="8"/>64768 <text:s text:c="2"/>64768 <text:s text:c="8"/>0 100% /snap/core20/1738</text:p>
      <text:p text:style-name="P2">/dev/loop3 <text:s text:c="8"/>51072 <text:s text:c="2"/>51072 <text:s text:c="8"/>0 100% /snap/snapd/17950</text:p>
      <text:p text:style-name="P2">/dev/loop5 <text:s text:c="8"/>93952 <text:s text:c="2"/>93952 <text:s text:c="8"/>0 100% /snap/gtk-common-themes/1535</text:p>
      <text:p text:style-name="P2">/dev/loop6 <text:s text:c="8"/>47104 <text:s text:c="2"/>47104 <text:s text:c="8"/>0 100% /snap/snap-store/638</text:p>
      <text:p text:style-name="P2">/dev/loop7 <text:s text:c="8"/>50816 <text:s text:c="2"/>50816 <text:s text:c="8"/>0 100% /snap/snapd/17883</text:p>
      <text:p text:style-name="P2">/dev/loop8 <text:s text:c="7"/>354688 <text:s/>354688 <text:s text:c="8"/>0 100% /snap/gnome-3-38-2004/115</text:p>
      <text:p text:style-name="P2">/dev/loop9 <text:s text:c="7"/>354688 <text:s/>354688 <text:s text:c="8"/>0 100% /snap/gnome-3-38-2004/119</text:p>
      <text:p text:style-name="P2">/dev/nvme0n1p9 <text:s/>60579692 <text:s/>717720 <text:s/>56752292 <text:s text:c="2"/>2% /home</text:p>
      <text:p text:style-name="P2">/dev/nvme0n1p1 <text:s text:c="3"/>262144 <text:s text:c="2"/>71532 <text:s text:c="3"/>190612 <text:s/>28% /boot/efi</text:p>
      <text:p text:style-name="P2">tmpfs <text:s text:c="12"/>787408 <text:s text:c="5"/>24 <text:s text:c="3"/>787384 <text:s text:c="2"/>1% /run/user/1000</text:p>
      <text:p text:style-name="P2">soham@soham-HP-Laptop-15s-du3xxx:~$ du</text:p>
      <text:p text:style-name="P2">4<text:tab/>./Public</text:p>
      <text:p text:style-name="P2">4<text:tab/>./sparse_matrix</text:p>
      <text:p text:style-name="P2">68<text:tab/>./ass45dsa</text:p>
      <text:p text:style-name="P2">8<text:tab/>./.mozilla/firefox/iwe6cuv6.default</text:p>
      <text:p text:style-name="P2">4<text:tab/>./.mozilla/firefox/Crash Reports/events</text:p>
      <text:p text:style-name="P2">12<text:tab/>./.mozilla/firefox/Crash Reports</text:p>
      <text:p text:style-name="P2">4<text:tab/>./.mozilla/firefox/Pending Pings</text:p>
      <text:p text:style-name="P2">4<text:tab/>./.mozilla/firefox/b8l9x5vv.default-release/browser-extension-data/amazondotcom@search.mozilla.org</text:p>
      <text:p text:style-name="P2">8<text:tab/>./.mozilla/firefox/b8l9x5vv.default-release/browser-extension-data</text:p>
      <text:p text:style-name="P2">8<text:tab/>./.mozilla/firefox/b8l9x5vv.default-release/settings</text:p>
      <text:p text:style-name="P2">16<text:tab/>./.mozilla/firefox/b8l9x5vv.default-release/sessionstore-backups</text:p>
      <text:p text:style-name="P2">4<text:tab/>./.mozilla/firefox/b8l9x5vv.default-release/extension-store</text:p>
      <text:p text:style-name="P2">16<text:tab/>./.mozilla/firefox/b8l9x5vv.default-release/storage/default/https+++stackoverflow.com/ls</text:p>
      <text:p text:style-name="P2">24<text:tab/>./.mozilla/firefox/b8l9x5vv.default-release/storage/default/https+++stackoverflow.com</text:p>
      <text:p text:style-name="P2">4<text:tab/>./.mozilla/firefox/b8l9x5vv.default-release/storage/default/https+++web.whatsapp.com/idb/2181795718meogdaerlo-ts.files</text:p>
      <text:p text:style-name="P2">4<text:tab/>./.mozilla/firefox/b8l9x5vv.default-release/storage/default/https+++web.whatsapp.com/idb/1594434671qepgla-rsot.files</text:p>
      <text:p text:style-name="P2">4<text:tab/>./.mozilla/firefox/b8l9x5vv.default-release/storage/default/https+++web.whatsapp.com/idb/568386319wcanwec__bd.files</text:p>
      <text:p text:style-name="P2">4<text:tab/>./.mozilla/firefox/b8l9x5vv.default-release/storage/default/https+++web.whatsapp.com/idb/1773850371fetgsa-rsot.files</text:p>
      <text:p text:style-name="P2">4<text:tab/>./.mozilla/firefox/b8l9x5vv.default-release/storage/default/https+++web.whatsapp.com/idb/3166453069wcaw.files</text:p>
      <text:p text:style-name="P2">4<text:tab/>./.mozilla/firefox/b8l9x5vv.default-release/storage/default/https+++web.whatsapp.com/idb/3713173747_s_edmban.files</text:p>
      <text:p text:style-name="P2">4<text:tab/>./.mozilla/firefox/b8l9x5vv.default-release/storage/default/https+++web.whatsapp.com/idb/551887895oefgfadr-ost.files</text:p>
      <text:p text:style-name="P2">4<text:tab/>./.mozilla/firefox/b8l9x5vv.default-release/storage/default/https+++web.whatsapp.com/idb/1975025290lbrdui--meegdairao-ts.files</text:p>
      <text:p text:style-name="P2">4<text:tab/>./.mozilla/firefox/b8l9x5vv.default-release/storage/default/https+++web.whatsapp.com/idb/3271781254seigganraolt-s.files</text:p>
      <text:p text:style-name="P2">4<text:tab/>./.mozilla/firefox/b8l9x5vv.default-release/storage/default/https+++web.whatsapp.com/idb/315746093sw.files</text:p>
      <text:p text:style-name="P2">4<text:tab/>./.mozilla/firefox/b8l9x5vv.default-release/storage/default/https+++web.whatsapp.com/idb/4170411019jeogbasr-ost.files</text:p>
      <text:p text:style-name="P2">4<text:tab/>./.mozilla/firefox/b8l9x5vv.default-release/storage/default/https+++web.whatsapp.com/idb/1119037936ptbc_edte.files</text:p>
      <text:p text:style-name="P2">319860<text:tab/>./.mozilla/firefox/b8l9x5vv.default-release/storage/default/https+++web.whatsapp.com/idb</text:p>
      <text:p text:style-name="P2"><text:soft-page-break/></text:p>
      <text:p text:style-name="P2">4<text:tab/>./.local/share/nautilus/scripts</text:p>
      <text:p text:style-name="P2">8<text:tab/>./.local/share/nautilus</text:p>
      <text:p text:style-name="P2">164<text:tab/>./.local/share/xorg</text:p>
      <text:p text:style-name="P2">4<text:tab/>./.local/share/gnome-settings-daemon</text:p>
      <text:p text:style-name="P2">4<text:tab/>./.local/share/applications</text:p>
      <text:p text:style-name="P2">4<text:tab/>./.local/share/flatpak/db</text:p>
      <text:p text:style-name="P2">8<text:tab/>./.local/share/flatpak</text:p>
      <text:p text:style-name="P2">28<text:tab/>./.local/share/Trash/info</text:p>
      <text:p text:style-name="P2">28<text:tab/>./.local/share/Trash/files</text:p>
      <text:p text:style-name="P2">60<text:tab/>./.local/share/Trash</text:p>
      <text:p text:style-name="P2">12<text:tab/>./.local/share/gnome-shell</text:p>
      <text:p text:style-name="P2">12<text:tab/>./.local/share/rhythmbox</text:p>
      <text:p text:style-name="P2">4<text:tab/>./.local/share/backgrounds</text:p>
      <text:p text:style-name="P2">4<text:tab/>./.local/share/sounds</text:p>
      <text:p text:style-name="P2">8<text:tab/>./.local/share/icc</text:p>
      <text:p text:style-name="P2">176<text:tab/>./.local/share/gvfs-metadata</text:p>
      <text:p text:style-name="P2">332<text:tab/>./.local/share/tracker/data</text:p>
      <text:p text:style-name="P2"/>
      <text:p text:style-name="P2">soham@soham-HP-Laptop-15s-du3xxx:~$ hostname</text:p>
      <text:p text:style-name="P2">soham-HP-Laptop-15s-du3xxx</text:p>
      <text:p text:style-name="P2">soham@soham-HP-Laptop-15s-du3xxx:~$ su</text:p>
      <text:p text:style-name="P2">Password: </text:p>
      <text:p text:style-name="P2"/>
      <text:p text:style-name="P2"/>
      <text:p text:style-name="P2"/>
      <text:p text:style-name="P2"/>
      <text:p text:style-name="P2"/>
      <text:p text:style-name="P2"/>
      <text:p text:style-name="P2">su: Authentication failure</text:p>
      <text:p text:style-name="P2">soham@soham-HP-Laptop-15s-du3xxx:~$ </text:p>
      <text:p text:style-name="P2">soham@soham-HP-Laptop-15s-du3xxx:~$ </text:p>
      <text:p text:style-name="P2">soham@soham-HP-Laptop-15s-du3xxx:~$ </text:p>
      <text:p text:style-name="P2">soham@soham-HP-Laptop-15s-du3xxx:~$ </text:p>
      <text:p text:style-name="P2">soham@soham-HP-Laptop-15s-du3xxx:~$ </text:p>
      <text:p text:style-name="P2">soham@soham-HP-Laptop-15s-du3xxx:~$ </text:p>
      <text:p text:style-name="P2">soham@soham-HP-Laptop-15s-du3xxx:~$ </text:p>
      <text:p text:style-name="P2">soham@soham-HP-Laptop-15s-du3xxx:~$ ps</text:p>
      <text:p text:style-name="P2"><text:s text:c="4"/>PID TTY <text:s text:c="9"/>TIME CMD</text:p>
      <text:p text:style-name="P2"><text:s text:c="3"/>7267 pts/0 <text:s text:c="3"/>00:00:00 bash</text:p>
      <text:p text:style-name="P2"><text:s text:c="3"/>7394 pts/0 <text:s text:c="3"/>00:00:00 ps</text:p>
      <text:p text:style-name="P2">soham@soham-HP-Laptop-15s-du3xxx:~$ htop</text:p>
      <text:p text:style-name="P2"/>
      <text:p text:style-name="P2">Command 'htop' not found, but can be installed with:</text:p>
      <text:p text:style-name="P2"/>
      <text:p text:style-name="P2">sudo snap install htop <text:s/># version 3.2.1, or</text:p>
      <text:p text:style-name="P2">sudo apt <text:s/>install htop <text:s/># version 2.2.0-2build1</text:p>
      <text:p text:style-name="P2"/>
      <text:p text:style-name="P2">See 'snap info htop' for additional versions.</text:p>
      <text:p text:style-name="P2"/>
      <text:p text:style-name="P2"/>
      <text:p text:style-name="P2"/>
      <text:p text:style-name="Standard"><text:soft-page-break/>soham@soham-HP-Laptop-15s-du3xxx:~$ history</text:p>
      <text:p text:style-name="Standard"><text:s text:c="4"/>1 <text:s/>sudo apt update &amp;&amp; sudo apt upgrade</text:p>
      <text:p text:style-name="Standard"><text:s text:c="4"/>2 <text:s/>sudo apt install cim</text:p>
      <text:p text:style-name="Standard"><text:s text:c="4"/>3 <text:s/>sudo apt install vim</text:p>
      <text:p text:style-name="Standard"><text:s text:c="4"/>4 <text:s/>vi A.c</text:p>
      <text:p text:style-name="Standard"><text:s text:c="4"/>5 <text:s/>mkdir ass1ppl</text:p>
      <text:p text:style-name="Standard"><text:s text:c="4"/>6 <text:s/>cd ass1ppl</text:p>
      <text:p text:style-name="Standard"><text:s text:c="4"/>7 <text:s/>vi hello.c</text:p>
      <text:p text:style-name="Standard"><text:s text:c="4"/>8 <text:s/>gcc -g hello.c</text:p>
      <text:p text:style-name="Standard"><text:s text:c="4"/>9 <text:s/>cd home</text:p>
      <text:p text:style-name="Standard"><text:s text:c="3"/>10 <text:s/>sudo apt install gcc</text:p>
      <text:p text:style-name="Standard"><text:s text:c="3"/>11 <text:s/>mkdir pract</text:p>
      <text:p text:style-name="Standard"><text:s text:c="3"/>12 <text:s/>cd pract</text:p>
      <text:p text:style-name="Standard"><text:s text:c="3"/>13 <text:s/>vi cla</text:p>
      <text:p text:style-name="Standard"><text:s text:c="3"/>14 <text:s/>cd pract</text:p>
      <text:p text:style-name="Standard"><text:s text:c="3"/>15 <text:s/>vi cla.c</text:p>
      <text:p text:style-name="Standard"><text:s text:c="3"/>16 <text:s/>cc cla,c -o sum</text:p>
      <text:p text:style-name="Standard"><text:s text:c="3"/>17 <text:s/>gcc -g hello.c</text:p>
      <text:p text:style-name="Standard"><text:s text:c="3"/>18 <text:s/>sudo apt install gcc</text:p>
      <text:p text:style-name="Standard"><text:s text:c="3"/>19 <text:s/>gcc -g hello.c</text:p>
      <text:p text:style-name="Standard"><text:s text:c="3"/>20 <text:s/>sudo apt install gcc</text:p>
      <text:p text:style-name="Standard"><text:s text:c="3"/>21 <text:s/>gcc -c hello.c</text:p>
      <text:p text:style-name="Standard"><text:s text:c="3"/>22 <text:s/>cd pract</text:p>
      <text:p text:style-name="Standard"><text:s text:c="3"/>23 <text:s/>vi hello,c</text:p>
      <text:p text:style-name="Standard"><text:s text:c="3"/>24 <text:s/>cd ass1ppl</text:p>
      <text:p text:style-name="Standard"><text:s text:c="3"/>25 <text:s/>vi hello.c</text:p>
      <text:p text:style-name="Standard"><text:s text:c="3"/>26 <text:s/>gcc - c hello.c</text:p>
      <text:p text:style-name="Standard"><text:s text:c="3"/>27 <text:s/>gcc -g hello.c</text:p>
      <text:p text:style-name="Standard"><text:s text:c="3"/>28 <text:s/>vi hello.c</text:p>
      <text:p text:style-name="Standard"><text:s text:c="3"/>29 <text:s/>gcc -g hello.c</text:p>
      <text:p text:style-name="Standard"><text:s text:c="3"/>30 <text:s/>ls</text:p>
      <text:p text:style-name="Standard"><text:s text:c="3"/>31 <text:s/>gdb a.out</text:p>
      <text:p text:style-name="Standard"><text:s text:c="3"/>32 <text:s/>~cd pract</text:p>
      <text:p text:style-name="Standard"><text:s text:c="3"/>33 <text:s/>cd pract</text:p>
      <text:p text:style-name="Standard"><text:s text:c="3"/>34 <text:s/>vi cla</text:p>
      <text:p text:style-name="Standard"><text:s text:c="3"/>35 <text:s/>cd pract</text:p>
      <text:p text:style-name="Standard"><text:s text:c="3"/>36 <text:s/>vi cla,c</text:p>
      <text:p text:style-name="Standard"><text:s text:c="3"/>37 <text:s/>vi cla.c</text:p>
      <text:p text:style-name="Standard"><text:s text:c="3"/>38 <text:s/>cc cla.c -o sum</text:p>
      <text:p text:style-name="Standard"><text:s text:c="3"/>39 <text:s/>./sum 10 20 30</text:p>
      <text:p text:style-name="Standard"><text:s text:c="3"/>40 <text:s/>vi cla.c</text:p>
      <text:p text:style-name="Standard"><text:s text:c="3"/>41 <text:s/>cd pract</text:p>
      <text:p text:style-name="Standard"><text:s text:c="3"/>42 <text:s/>vi cla.c</text:p>
      <text:p text:style-name="Standard"><text:s text:c="3"/>43 <text:s/>cd pract</text:p>
      <text:p text:style-name="Standard"><text:s text:c="3"/>44 <text:s/>vi hello1.c</text:p>
      <text:p text:style-name="Standard"><text:s text:c="3"/>45 <text:s/>gcc - g hello1.c</text:p>
      <text:p text:style-name="Standard"><text:s text:c="3"/>46 <text:s/>hello2.c</text:p>
      <text:p text:style-name="Standard"><text:s text:c="3"/>47 <text:s/>hello1.c</text:p>
      <text:p text:style-name="Standard"><text:s text:c="3"/>48 <text:s/>vi hello1.c</text:p>
      <text:p text:style-name="Standard"><text:s text:c="3"/>49 <text:s/>gcc -g hello1.c</text:p>
      <text:p text:style-name="Standard"><text:s text:c="3"/>50 <text:s/>gdb ./a.out</text:p>
      <text:p text:style-name="Standard"><text:s text:c="3"/>51 <text:s/>nmcli con edit type pppoe con-name "push"</text:p>
      <text:p text:style-name="Standard"><text:soft-page-break/><text:s text:c="3"/>52 <text:s/>mkdir ass3dsa</text:p>
      <text:p text:style-name="Standard"><text:s text:c="3"/>53 <text:s/>cd ass3dsa</text:p>
      <text:p text:style-name="Standard"><text:s text:c="3"/>54 <text:s/>vi q1.c</text:p>
      <text:p text:style-name="Standard"><text:s text:c="3"/>55 <text:s/>cd ass3dsa</text:p>
      <text:p text:style-name="Standard"><text:s text:c="3"/>56 <text:s/>vi q1.c</text:p>
      <text:p text:style-name="Standard"><text:s text:c="3"/>57 <text:s/>cc q1.c</text:p>
      <text:p text:style-name="Standard"><text:s text:c="3"/>58 <text:s/>./a.out</text:p>
      <text:p text:style-name="Standard"><text:s text:c="3"/>59 <text:s/>vi q2.c</text:p>
      <text:p text:style-name="Standard"><text:s text:c="3"/>60 <text:s/>cc q2.c</text:p>
      <text:p text:style-name="Standard"><text:s text:c="3"/>61 <text:s/>./a.out</text:p>
      <text:p text:style-name="Standard"><text:s text:c="3"/>62 <text:s/>vi q3.c</text:p>
      <text:p text:style-name="Standard"><text:s text:c="3"/>63 <text:s/>cc q3.c</text:p>
      <text:p text:style-name="Standard"><text:s text:c="3"/>64 <text:s/>./a.out</text:p>
      <text:p text:style-name="Standard"><text:s text:c="3"/>65 <text:s/>vi q4.c</text:p>
      <text:p text:style-name="Standard"><text:s text:c="3"/>66 <text:s/>cc q4.c</text:p>
      <text:p text:style-name="Standard"><text:s text:c="3"/>67 <text:s/>./a.out</text:p>
      <text:p text:style-name="Standard"><text:s text:c="3"/>68 <text:s/>tar -zcvf Assignment3_112103154.tar.gz ass3dsa</text:p>
      <text:p text:style-name="Standard"><text:s text:c="3"/>69 <text:s/>tar -zcvf Ass3_112103154.tar.gz ass3dsa</text:p>
      <text:p text:style-name="Standard"><text:s text:c="3"/>70 <text:s/>cd pract</text:p>
      <text:p text:style-name="Standard"><text:s text:c="3"/>71 <text:s/>vi merge.c</text:p>
      <text:p text:style-name="Standard"><text:s text:c="3"/>72 <text:s/>cc merge.c</text:p>
      <text:p text:style-name="Standard"><text:s text:c="3"/>73 <text:s/>vi merge.c</text:p>
      <text:p text:style-name="Standard"><text:s text:c="3"/>74 <text:s/>cc merge.c</text:p>
      <text:p text:style-name="Standard"><text:s text:c="3"/>75 <text:s/>vi merge.c</text:p>
      <text:p text:style-name="Standard"><text:s text:c="3"/>76 <text:s/>cc merge.c</text:p>
      <text:p text:style-name="Standard"><text:s text:c="3"/>77 <text:s/>./a.out</text:p>
      <text:p text:style-name="Standard"><text:s text:c="3"/>78 <text:s/>vi merge.c</text:p>
      <text:p text:style-name="Standard"><text:s text:c="3"/>79 <text:s/>cd pract</text:p>
      <text:p text:style-name="Standard"><text:s text:c="3"/>80 <text:s/>vi ss.c</text:p>
      <text:p text:style-name="Standard"><text:s text:c="3"/>81 <text:s/>vi hello.c</text:p>
      <text:p text:style-name="Standard"><text:s text:c="3"/>82 <text:s/>cd pract</text:p>
      <text:p text:style-name="Standard"><text:s text:c="3"/>83 <text:s/>cc hello1.c</text:p>
      <text:p text:style-name="Standard"><text:s text:c="3"/>84 <text:s/>gcc -g hello1.c</text:p>
      <text:p text:style-name="Standard"><text:s text:c="3"/>85 <text:s/>ls</text:p>
      <text:p text:style-name="Standard"><text:s text:c="3"/>86 <text:s/>gdb a.out</text:p>
      <text:p text:style-name="Standard"><text:s text:c="3"/>87 <text:s/>cd pract</text:p>
      <text:p text:style-name="Standard"><text:s text:c="3"/>88 <text:s/>cc merge.c</text:p>
      <text:p text:style-name="Standard"><text:s text:c="3"/>89 <text:s/>gcc -g merge.c</text:p>
      <text:p text:style-name="Standard"><text:s text:c="3"/>90 <text:s/>ls</text:p>
      <text:p text:style-name="Standard"><text:s text:c="3"/>91 <text:s/>gdb a.out</text:p>
      <text:p text:style-name="Standard"><text:s text:c="3"/>92 <text:s/>sudo apt-get update</text:p>
      <text:p text:style-name="Standard"><text:s text:c="3"/>93 <text:s/>mkdir ass45dsa</text:p>
      <text:p text:style-name="Standard"><text:s text:c="3"/>94 <text:s/>cd ass45dsa</text:p>
      <text:p text:style-name="Standard"><text:s text:c="3"/>95 <text:s/>vi search.h</text:p>
      <text:p text:style-name="Standard"><text:s text:c="3"/>96 <text:s/>vi sort.h</text:p>
      <text:p text:style-name="Standard"><text:s text:c="3"/>97 <text:s/>vi search.c</text:p>
      <text:p text:style-name="Standard"><text:s text:c="3"/>98 <text:s/>vi sort.c</text:p>
      <text:p text:style-name="Standard"><text:s text:c="3"/>99 <text:s/>vi sort.h</text:p>
      <text:p text:style-name="Standard"><text:s text:c="2"/>100 <text:s/>vi sort.c</text:p>
      <text:p text:style-name="Standard"><text:s text:c="2"/>101 <text:s/>cc search.c</text:p>
      <text:p text:style-name="Standard"><text:s text:c="2"/>102 <text:s/>vi search.c</text:p>
      <text:p text:style-name="Standard"><text:s text:c="2"/>103 <text:s/>vi main.c</text:p>
      <text:p text:style-name="Standard"><text:soft-page-break/><text:s text:c="2"/>104 <text:s/>cc-e main.c</text:p>
      <text:p text:style-name="Standard"><text:s text:c="2"/>105 <text:s/>cc-e main</text:p>
      <text:p text:style-name="Standard"><text:s text:c="2"/>106 <text:s/>cc -c sort.c</text:p>
      <text:p text:style-name="Standard"><text:s text:c="2"/>107 <text:s/>cc -c search.c</text:p>
      <text:p text:style-name="Standard"><text:s text:c="2"/>108 <text:s/>cc -c main.c</text:p>
      <text:p text:style-name="Standard"><text:s text:c="2"/>109 <text:s/>cc main.o search.o sort.o</text:p>
      <text:p text:style-name="Standard"><text:s text:c="2"/>110 <text:s/>./a.out</text:p>
      <text:p text:style-name="Standard"><text:s text:c="2"/>111 <text:s/>mkdir ll</text:p>
      <text:p text:style-name="Standard"><text:s text:c="2"/>112 <text:s/>vi ll.c</text:p>
      <text:p text:style-name="Standard"><text:s text:c="2"/>113 <text:s/>vi ll.h</text:p>
      <text:p text:style-name="Standard"><text:s text:c="2"/>114 <text:s/>vi ll.c</text:p>
      <text:p text:style-name="Standard"><text:s text:c="2"/>115 <text:s/>mkdir ass4 </text:p>
      <text:p text:style-name="Standard"><text:s text:c="2"/>116 <text:s/>vi ass4</text:p>
      <text:p text:style-name="Standard"><text:s text:c="2"/>117 <text:s/>cd ass4</text:p>
      <text:p text:style-name="Standard"><text:s text:c="2"/>118 <text:s/>vi q1</text:p>
      <text:p text:style-name="Standard"><text:s text:c="2"/>119 <text:s/>vi q1.c</text:p>
      <text:p text:style-name="Standard"><text:s text:c="2"/>120 <text:s/>cc q1.c</text:p>
      <text:p text:style-name="Standard"><text:s text:c="2"/>121 <text:s/>./a.out</text:p>
      <text:p text:style-name="Standard"><text:s text:c="2"/>122 <text:s/>cd sparse_matrix</text:p>
      <text:p text:style-name="Standard"><text:s text:c="2"/>123 <text:s/>vi sparse.c</text:p>
      <text:p text:style-name="Standard"><text:s text:c="2"/>124 <text:s/>cd soham</text:p>
      <text:p text:style-name="Standard"><text:s text:c="2"/>125 <text:s/>cd home</text:p>
      <text:p text:style-name="Standard"><text:s text:c="2"/>126 <text:s/>cd Home</text:p>
      <text:p text:style-name="Standard"><text:s text:c="2"/>127 <text:s/>vi sparse.c</text:p>
      <text:p text:style-name="Standard"><text:s text:c="2"/>128 <text:s/>vi mainmat.c</text:p>
      <text:p text:style-name="Standard"><text:s text:c="2"/>129 <text:s/>vi sparse.c</text:p>
      <text:p text:style-name="Standard"><text:s text:c="2"/>130 <text:s/>cd sparse</text:p>
      <text:p text:style-name="Standard"><text:s text:c="2"/>131 <text:s/>ll sparse</text:p>
      <text:p text:style-name="Standard"><text:s text:c="2"/>132 <text:s/>ls sparse</text:p>
      <text:p text:style-name="Standard"><text:s text:c="2"/>133 <text:s/>vi sparse.h</text:p>
      <text:p text:style-name="Standard"><text:s text:c="2"/>134 <text:s/>vi mat1.txt</text:p>
      <text:p text:style-name="Standard"><text:s text:c="2"/>135 <text:s/>vi mainmat.c</text:p>
      <text:p text:style-name="Standard"><text:s text:c="2"/>136 <text:s/>cc mainmat.c</text:p>
      <text:p text:style-name="Standard"><text:s text:c="2"/>137 <text:s/>vi sparse.h</text:p>
      <text:p text:style-name="Standard"><text:s text:c="2"/>138 <text:s/>cc mainmat.c</text:p>
      <text:p text:style-name="Standard"><text:s text:c="2"/>139 <text:s/>cc-c mainmat.c</text:p>
      <text:p text:style-name="Standard"><text:s text:c="2"/>140 <text:s/>cc -c mainmat.c</text:p>
      <text:p text:style-name="Standard"><text:s text:c="2"/>141 <text:s/>cc -c sparse.c</text:p>
      <text:p text:style-name="Standard"><text:s text:c="2"/>142 <text:s/>vi <text:s/>sparse.c</text:p>
      <text:p text:style-name="Standard"><text:s text:c="2"/>143 <text:s/>vi sparse.h</text:p>
      <text:p text:style-name="Standard"><text:s text:c="2"/>144 <text:s/>vi <text:s/>sparse.c</text:p>
      <text:p text:style-name="Standard"><text:s text:c="2"/>145 <text:s/>cc -c sparse.c</text:p>
      <text:p text:style-name="Standard"><text:s text:c="2"/>146 <text:s/>vi <text:s/>sparse.c</text:p>
      <text:p text:style-name="Standard"><text:s text:c="2"/>147 <text:s/>vi sparse.h</text:p>
      <text:p text:style-name="Standard"><text:s text:c="2"/>148 <text:s/>cc -c sparse.c</text:p>
      <text:p text:style-name="Standard"><text:s text:c="2"/>149 <text:s/>vi sparse.h</text:p>
      <text:p text:style-name="Standard"><text:s text:c="2"/>150 <text:s/>vi <text:s/>sparse.c</text:p>
      <text:p text:style-name="Standard"><text:s text:c="2"/>151 <text:s/>cc -c sparse.c</text:p>
      <text:p text:style-name="Standard"><text:s text:c="2"/>152 <text:s/>vi <text:s/>sparse.c</text:p>
      <text:p text:style-name="Standard"><text:s text:c="2"/>153 <text:s/>cc -c sparse.c</text:p>
      <text:p text:style-name="Standard"><text:s text:c="2"/>154 <text:s/>vi <text:s/>sparse.c</text:p>
      <text:p text:style-name="Standard"><text:s text:c="2"/>155 <text:s/>cc -c sparse.c</text:p>
      <text:p text:style-name="Standard"><text:soft-page-break/><text:s text:c="2"/>156 <text:s/>cc -c mainmat.c</text:p>
      <text:p text:style-name="Standard"><text:s text:c="2"/>157 <text:s/>cc -e mainmat.o sparse.o</text:p>
      <text:p text:style-name="Standard"><text:s text:c="2"/>158 <text:s/>cc -e mainmat.o- sparse.o</text:p>
      <text:p text:style-name="Standard"><text:s text:c="2"/>159 <text:s/>cd sparse</text:p>
      <text:p text:style-name="Standard"><text:s text:c="2"/>160 <text:s/>cc -c mainmat.c</text:p>
      <text:p text:style-name="Standard"><text:s text:c="2"/>161 <text:s/>cc -c sparse.c</text:p>
      <text:p text:style-name="Standard"><text:s text:c="2"/>162 <text:s/>cc -e sparse.o main.o</text:p>
      <text:p text:style-name="Standard"><text:s text:c="2"/>163 <text:s/>cc -e sparse.o mainmat.o</text:p>
      <text:p text:style-name="Standard"><text:s text:c="2"/>164 <text:s/>vi mainmat.c</text:p>
      <text:p text:style-name="Standard"><text:s text:c="2"/>165 <text:s/>vi main.c</text:p>
      <text:p text:style-name="Standard"><text:s text:c="2"/>166 <text:s/>cc -c main.c</text:p>
      <text:p text:style-name="Standard"><text:s text:c="2"/>167 <text:s/>cc -e main.o sparse.o</text:p>
      <text:p text:style-name="Standard"><text:s text:c="2"/>168 <text:s/>./a.out</text:p>
      <text:p text:style-name="Standard"><text:s text:c="2"/>169 <text:s/>vi main.c</text:p>
      <text:p text:style-name="Standard"><text:s text:c="2"/>170 <text:s/>cc -c main.c</text:p>
      <text:p text:style-name="Standard"><text:s text:c="2"/>171 <text:s/>cc -e main.o sparse.o</text:p>
      <text:p text:style-name="Standard"><text:s text:c="2"/>172 <text:s/>cc *.c</text:p>
      <text:p text:style-name="Standard"><text:s text:c="2"/>173 <text:s/>ls spars</text:p>
      <text:p text:style-name="Standard"><text:s text:c="2"/>174 <text:s/>ls</text:p>
      <text:p text:style-name="Standard"><text:s text:c="2"/>175 <text:s/>vi main.c</text:p>
      <text:p text:style-name="Standard"><text:s text:c="2"/>176 <text:s/>vi sparse.c</text:p>
      <text:p text:style-name="Standard"><text:s text:c="2"/>177 <text:s/>gedit sparse.c</text:p>
      <text:p text:style-name="Standard"><text:s text:c="2"/>178 <text:s/>gedit sparse.c &amp; disown</text:p>
      <text:p text:style-name="Standard"><text:s text:c="2"/>179 <text:s/>sparse.h</text:p>
      <text:p text:style-name="Standard"><text:s text:c="2"/>180 <text:s/>vi sparse.h</text:p>
      <text:p text:style-name="Standard"><text:s text:c="2"/>181 <text:s/>fg</text:p>
      <text:p text:style-name="Standard"><text:s text:c="2"/>182 <text:s/>gedit main.c</text:p>
      <text:p text:style-name="Standard"><text:s text:c="2"/>183 <text:s/>cc -E main.c</text:p>
      <text:p text:style-name="Standard"><text:s text:c="2"/>184 <text:s/>cc -e main.c</text:p>
      <text:p text:style-name="Standard"><text:s text:c="2"/>185 <text:s/>cc -c main.c</text:p>
      <text:p text:style-name="Standard"><text:s text:c="2"/>186 <text:s/>cc -c sparse.c</text:p>
      <text:p text:style-name="Standard"><text:s text:c="2"/>187 <text:s/>cc -c main.c sparse.o</text:p>
      <text:p text:style-name="Standard"><text:s text:c="2"/>188 <text:s/>cc main.c</text:p>
      <text:p text:style-name="Standard"><text:s text:c="2"/>189 <text:s/>cc main.c sparse.c</text:p>
      <text:p text:style-name="Standard"><text:s text:c="2"/>190 <text:s/>./a.out </text:p>
      <text:p text:style-name="Standard"><text:s text:c="2"/>191 <text:s/>cd sparse</text:p>
      <text:p text:style-name="Standard"><text:s text:c="2"/>192 <text:s/>cc -c main.c</text:p>
      <text:p text:style-name="Standard"><text:s text:c="2"/>193 <text:s/>cc -c sparse.c</text:p>
      <text:p text:style-name="Standard"><text:s text:c="2"/>194 <text:s/>cc -e main.o sparse.o</text:p>
      <text:p text:style-name="Standard"><text:s text:c="2"/>195 <text:s/>cd sparse</text:p>
      <text:p text:style-name="Standard"><text:s text:c="2"/>196 <text:s/>cc -c main.c</text:p>
      <text:p text:style-name="Standard"><text:s text:c="2"/>197 <text:s/>cc -c sparse.c</text:p>
      <text:p text:style-name="Standard"><text:s text:c="2"/>198 <text:s/>cc -e sparse.o main.o</text:p>
      <text:p text:style-name="Standard"><text:s text:c="2"/>199 <text:s/>vi sparse.c</text:p>
      <text:p text:style-name="Standard"><text:s text:c="2"/>200 <text:s/>cc -c sparse.c</text:p>
      <text:p text:style-name="Standard"><text:s text:c="2"/>201 <text:s/>vi sparse.c</text:p>
      <text:p text:style-name="Standard"><text:s text:c="2"/>202 <text:s/>cc -c sparse.c</text:p>
      <text:p text:style-name="Standard"><text:s text:c="2"/>203 <text:s/>cc -c main.c</text:p>
      <text:p text:style-name="Standard"><text:s text:c="2"/>204 <text:s/>cc -e sparse.o main.o</text:p>
      <text:p text:style-name="Standard"><text:s text:c="2"/>205 <text:s/>cc -e main.o sparse</text:p>
      <text:p text:style-name="Standard"><text:s text:c="2"/>206 <text:s/>cd sparse</text:p>
      <text:p text:style-name="Standard"><text:s text:c="2"/>207 <text:s/>vi sparse.c</text:p>
      <text:p text:style-name="Standard"><text:soft-page-break/><text:s text:c="2"/>208 <text:s/>vi main.c</text:p>
      <text:p text:style-name="Standard"><text:s text:c="2"/>209 <text:s/>vi sparse.c</text:p>
      <text:p text:style-name="Standard"><text:s text:c="2"/>210 <text:s/>cc -c main.c</text:p>
      <text:p text:style-name="Standard"><text:s text:c="2"/>211 <text:s/>cc -c sparse.c</text:p>
      <text:p text:style-name="Standard"><text:s text:c="2"/>212 <text:s/>cc -e sparse.o main.o</text:p>
      <text:p text:style-name="Standard"><text:s text:c="2"/>213 <text:s/>vi sparse.c</text:p>
      <text:p text:style-name="Standard"><text:s text:c="2"/>214 <text:s/>vi main.c</text:p>
      <text:p text:style-name="Standard"><text:s text:c="2"/>215 <text:s/>cd sparse</text:p>
      <text:p text:style-name="Standard"><text:s text:c="2"/>216 <text:s/>vi sparse.h</text:p>
      <text:p text:style-name="Standard"><text:s text:c="2"/>217 <text:s/>vi sparse.c</text:p>
      <text:p text:style-name="Standard"><text:s text:c="2"/>218 <text:s/>cc -c sparse.c</text:p>
      <text:p text:style-name="Standard"><text:s text:c="2"/>219 <text:s/>vi sparse.c</text:p>
      <text:p text:style-name="Standard"><text:s text:c="2"/>220 <text:s/>cc -c sparse.c</text:p>
      <text:p text:style-name="Standard"><text:s text:c="2"/>221 <text:s/>vi sparse.c</text:p>
      <text:p text:style-name="Standard"><text:s text:c="2"/>222 <text:s/>cc -c sparse.c</text:p>
      <text:p text:style-name="Standard"><text:s text:c="2"/>223 <text:s/>vi sparse.c</text:p>
      <text:p text:style-name="Standard"><text:s text:c="2"/>224 <text:s/>cc -c sparse.c</text:p>
      <text:p text:style-name="Standard"><text:s text:c="2"/>225 <text:s/>wq</text:p>
      <text:p text:style-name="Standard"><text:s text:c="2"/>226 <text:s/>vi sparse.c</text:p>
      <text:p text:style-name="Standard"><text:s text:c="2"/>227 <text:s/>cc -c sparse.c</text:p>
      <text:p text:style-name="Standard"><text:s text:c="2"/>228 <text:s/>vi sparse.c</text:p>
      <text:p text:style-name="Standard"><text:s text:c="2"/>229 <text:s/>cc -c sparse.c</text:p>
      <text:p text:style-name="Standard"><text:s text:c="2"/>230 <text:s/>vi sparse.c</text:p>
      <text:p text:style-name="Standard"><text:s text:c="2"/>231 <text:s/>cc -c sparse.c</text:p>
      <text:p text:style-name="Standard"><text:s text:c="2"/>232 <text:s/>cc -c maim.c</text:p>
      <text:p text:style-name="Standard"><text:s text:c="2"/>233 <text:s/>cc -c main.c</text:p>
      <text:p text:style-name="Standard"><text:s text:c="2"/>234 <text:s/>cc -e main.o sparse.o</text:p>
      <text:p text:style-name="Standard"><text:s text:c="2"/>235 <text:s/>vi main.c</text:p>
      <text:p text:style-name="Standard"><text:s text:c="2"/>236 <text:s/>cd sparse</text:p>
      <text:p text:style-name="Standard"><text:s text:c="2"/>237 <text:s/>vi sparse.c</text:p>
      <text:p text:style-name="Standard"><text:s text:c="2"/>238 <text:s/>cc -c main.c</text:p>
      <text:p text:style-name="Standard"><text:s text:c="2"/>239 <text:s/>cc -c sparse.c</text:p>
      <text:p text:style-name="Standard"><text:s text:c="2"/>240 <text:s/>vi sparse.c</text:p>
      <text:p text:style-name="Standard"><text:s text:c="2"/>241 <text:s/>cc -c sparse.c</text:p>
      <text:p text:style-name="Standard"><text:s text:c="2"/>242 <text:s/>cc -e main.o sparse.o</text:p>
      <text:p text:style-name="Standard"><text:s text:c="2"/>243 <text:s/>vi sparse.h</text:p>
      <text:p text:style-name="Standard"><text:s text:c="2"/>244 <text:s/>vi sparse.c</text:p>
      <text:p text:style-name="Standard"><text:s text:c="2"/>245 <text:s/>cc -c sparse.c</text:p>
      <text:p text:style-name="Standard"><text:s text:c="2"/>246 <text:s/>cc -e main.o sparse.o</text:p>
      <text:p text:style-name="Standard"><text:s text:c="2"/>247 <text:s/>vi main.c</text:p>
      <text:p text:style-name="Standard"><text:s text:c="2"/>248 <text:s/>cc -c main.c</text:p>
      <text:p text:style-name="Standard"><text:s text:c="2"/>249 <text:s/>cc -c sparse.c</text:p>
      <text:p text:style-name="Standard"><text:s text:c="2"/>250 <text:s/>cc main.o sparse.o</text:p>
      <text:p text:style-name="Standard"><text:s text:c="2"/>251 <text:s/>./a.out</text:p>
      <text:p text:style-name="Standard"><text:s text:c="2"/>252 <text:s/>vi sparse.c</text:p>
      <text:p text:style-name="Standard"><text:s text:c="2"/>253 <text:s/>cc -c sparse.c</text:p>
      <text:p text:style-name="Standard"><text:s text:c="2"/>254 <text:s/>cc -c main.c</text:p>
      <text:p text:style-name="Standard"><text:s text:c="2"/>255 <text:s/>cc main.o sparse.o</text:p>
      <text:p text:style-name="Standard"><text:s text:c="2"/>256 <text:s/>./a.out</text:p>
      <text:p text:style-name="Standard"><text:s text:c="2"/>257 <text:s/>vi sparse.c</text:p>
      <text:p text:style-name="Standard"><text:s text:c="2"/>258 <text:s/>cd sparse</text:p>
      <text:p text:style-name="Standard"><text:s text:c="2"/>259 <text:s/>cc -c main.c</text:p>
      <text:p text:style-name="Standard"><text:soft-page-break/><text:s text:c="2"/>260 <text:s/>cc -c sparse.c</text:p>
      <text:p text:style-name="Standard"><text:s text:c="2"/>261 <text:s/>cc main.o sparse.o</text:p>
      <text:p text:style-name="Standard"><text:s text:c="2"/>262 <text:s/>./a.out</text:p>
      <text:p text:style-name="Standard"><text:s text:c="2"/>263 <text:s/>gcc main.c sparse.c</text:p>
      <text:p text:style-name="Standard"><text:s text:c="2"/>264 <text:s/>./a.out </text:p>
      <text:p text:style-name="Standard"><text:s text:c="2"/>265 <text:s/>l</text:p>
      <text:p text:style-name="Standard"><text:s text:c="2"/>266 <text:s/>vim sparse.c</text:p>
      <text:p text:style-name="Standard"><text:s text:c="2"/>267 <text:s/>vim main.c </text:p>
      <text:p text:style-name="Standard"><text:s text:c="2"/>268 <text:s/>vil</text:p>
      <text:p text:style-name="Standard"><text:s text:c="2"/>269 <text:s/>l</text:p>
      <text:p text:style-name="Standard"><text:s text:c="2"/>270 <text:s/>vim mat1.txt </text:p>
      <text:p text:style-name="Standard"><text:s text:c="2"/>271 <text:s/>vim sparse.c</text:p>
      <text:p text:style-name="Standard"><text:s text:c="2"/>272 <text:s/>vim sparse.h</text:p>
      <text:p text:style-name="Standard"><text:s text:c="2"/>273 <text:s/>vim sparse.c</text:p>
      <text:p text:style-name="Standard"><text:s text:c="2"/>274 <text:s/>gcc main.c sparse.c</text:p>
      <text:p text:style-name="Standard"><text:s text:c="2"/>275 <text:s/>./a.out </text:p>
      <text:p text:style-name="Standard"><text:s text:c="2"/>276 <text:s/>l</text:p>
      <text:p text:style-name="Standard"><text:s text:c="2"/>277 <text:s/>vim sparse.c</text:p>
      <text:p text:style-name="Standard"><text:s text:c="2"/>278 <text:s/>vim sparse.h</text:p>
      <text:p text:style-name="Standard"><text:s text:c="2"/>279 <text:s/>gcc main.c sparse.c</text:p>
      <text:p text:style-name="Standard"><text:s text:c="2"/>280 <text:s/>./a.out </text:p>
      <text:p text:style-name="Standard"><text:s text:c="2"/>281 <text:s/>firefox</text:p>
      <text:p text:style-name="Standard"><text:s text:c="2"/>282 <text:s/>vim sparse.c</text:p>
      <text:p text:style-name="Standard"><text:s text:c="2"/>283 <text:s/>./a.out </text:p>
      <text:p text:style-name="Standard"><text:s text:c="2"/>284 <text:s/>gcc main.c sparse.c</text:p>
      <text:p text:style-name="Standard"><text:s text:c="2"/>285 <text:s/>./a.out </text:p>
      <text:p text:style-name="Standard"><text:s text:c="2"/>286 <text:s/>cat mat1.txt </text:p>
      <text:p text:style-name="Standard"><text:s text:c="2"/>287 <text:s/>cd sparse</text:p>
      <text:p text:style-name="Standard"><text:s text:c="2"/>288 <text:s/>vi sparse.h</text:p>
      <text:p text:style-name="Standard"><text:s text:c="2"/>289 <text:s/>vi sparse.c</text:p>
      <text:p text:style-name="Standard"><text:s text:c="2"/>290 <text:s/>vi main.c</text:p>
      <text:p text:style-name="Standard"><text:s text:c="2"/>291 <text:s/>vi mat2.txt</text:p>
      <text:p text:style-name="Standard"><text:s text:c="2"/>292 <text:s/>cc sparse.c</text:p>
      <text:p text:style-name="Standard"><text:s text:c="2"/>293 <text:s/>vi sparse.c</text:p>
      <text:p text:style-name="Standard"><text:s text:c="2"/>294 <text:s/>cc sparse.c</text:p>
      <text:p text:style-name="Standard"><text:s text:c="2"/>295 <text:s/>vi sparse.c</text:p>
      <text:p text:style-name="Standard"><text:s text:c="2"/>296 <text:s/>cc sparse.c</text:p>
      <text:p text:style-name="Standard"><text:s text:c="2"/>297 <text:s/>vi sparse.c</text:p>
      <text:p text:style-name="Standard"><text:s text:c="2"/>298 <text:s/>cc sparse.c</text:p>
      <text:p text:style-name="Standard"><text:s text:c="2"/>299 <text:s/>vi sparse.c</text:p>
      <text:p text:style-name="Standard"><text:s text:c="2"/>300 <text:s/>cc sparse.c</text:p>
      <text:p text:style-name="Standard"><text:s text:c="2"/>301 <text:s/>vi sparse.c</text:p>
      <text:p text:style-name="Standard"><text:s text:c="2"/>302 <text:s/>cc sparse.c</text:p>
      <text:p text:style-name="Standard"><text:s text:c="2"/>303 <text:s/>vi sparse.c</text:p>
      <text:p text:style-name="Standard"><text:s text:c="2"/>304 <text:s/>cc sparse.c</text:p>
      <text:p text:style-name="Standard"><text:s text:c="2"/>305 <text:s/>cd sparse</text:p>
      <text:p text:style-name="Standard"><text:s text:c="2"/>306 <text:s/>sparse.c</text:p>
      <text:p text:style-name="Standard"><text:s text:c="2"/>307 <text:s/>vi sparse.c</text:p>
      <text:p text:style-name="Standard"><text:s text:c="2"/>308 <text:s/>cc sparse.c</text:p>
      <text:p text:style-name="Standard"><text:s text:c="2"/>309 <text:s/>vi main.c</text:p>
      <text:p text:style-name="Standard"><text:s text:c="2"/>310 <text:s/>cc main.c</text:p>
      <text:p text:style-name="Standard"><text:s text:c="2"/>311 <text:s/>vi sparse.h</text:p>
      <text:p text:style-name="Standard"><text:soft-page-break/><text:s text:c="2"/>312 <text:s/>cc main.c</text:p>
      <text:p text:style-name="Standard"><text:s text:c="2"/>313 <text:s/>vi sparse.h</text:p>
      <text:p text:style-name="Standard"><text:s text:c="2"/>314 <text:s/>cc main.c</text:p>
      <text:p text:style-name="Standard"><text:s text:c="2"/>315 <text:s/>cc sparse.c</text:p>
      <text:p text:style-name="Standard"><text:s text:c="2"/>316 <text:s/>vi sparse.c</text:p>
      <text:p text:style-name="Standard"><text:s text:c="2"/>317 <text:s/>cc sparse.c</text:p>
      <text:p text:style-name="Standard"><text:s text:c="2"/>318 <text:s/>vi sparse.c</text:p>
      <text:p text:style-name="Standard"><text:s text:c="2"/>319 <text:s/>vi sparse.h</text:p>
      <text:p text:style-name="Standard"><text:s text:c="2"/>320 <text:s/>cc sparse.c</text:p>
      <text:p text:style-name="Standard"><text:s text:c="2"/>321 <text:s/>cc-c sparse.c</text:p>
      <text:p text:style-name="Standard"><text:s text:c="2"/>322 <text:s/>cc -c sparse.c</text:p>
      <text:p text:style-name="Standard"><text:s text:c="2"/>323 <text:s/>cc -c main.c</text:p>
      <text:p text:style-name="Standard"><text:s text:c="2"/>324 <text:s/>cc main.o sparse.o</text:p>
      <text:p text:style-name="Standard"><text:s text:c="2"/>325 <text:s/>./a.out</text:p>
      <text:p text:style-name="Standard"><text:s text:c="2"/>326 <text:s/>vi sparse.h</text:p>
      <text:p text:style-name="Standard"><text:s text:c="2"/>327 <text:s/>vi sparse.c</text:p>
      <text:p text:style-name="Standard"><text:s text:c="2"/>328 <text:s/>vi sparse.h</text:p>
      <text:p text:style-name="Standard"><text:s text:c="2"/>329 <text:s/>vi main.c</text:p>
      <text:p text:style-name="Standard"><text:s text:c="2"/>330 <text:s/>vi sparse.h</text:p>
      <text:p text:style-name="Standard"><text:s text:c="2"/>331 <text:s/>cc -c sparse.c</text:p>
      <text:p text:style-name="Standard"><text:s text:c="2"/>332 <text:s/>vi sparse.c</text:p>
      <text:p text:style-name="Standard"><text:s text:c="2"/>333 <text:s/>cc -c sparse.c</text:p>
      <text:p text:style-name="Standard"><text:s text:c="2"/>334 <text:s/>vi sparse.c</text:p>
      <text:p text:style-name="Standard"><text:s text:c="2"/>335 <text:s/>cc -c sparse.c</text:p>
      <text:p text:style-name="Standard"><text:s text:c="2"/>336 <text:s/>vi sparse.c</text:p>
      <text:p text:style-name="Standard"><text:s text:c="2"/>337 <text:s/>cc -c sparse.c</text:p>
      <text:p text:style-name="Standard"><text:s text:c="2"/>338 <text:s/>vi sparse.c</text:p>
      <text:p text:style-name="Standard"><text:s text:c="2"/>339 <text:s/>cc -c sparse.c</text:p>
      <text:p text:style-name="Standard"><text:s text:c="2"/>340 <text:s/>vi sparse.c</text:p>
      <text:p text:style-name="Standard"><text:s text:c="2"/>341 <text:s/>cc -c sparse.c</text:p>
      <text:p text:style-name="Standard"><text:s text:c="2"/>342 <text:s/>cc -c main.c</text:p>
      <text:p text:style-name="Standard"><text:s text:c="2"/>343 <text:s/>cc main.o sparse.o</text:p>
      <text:p text:style-name="Standard"><text:s text:c="2"/>344 <text:s/>./a.out</text:p>
      <text:p text:style-name="Standard"><text:s text:c="2"/>345 <text:s/>vi sparse.c</text:p>
      <text:p text:style-name="Standard"><text:s text:c="2"/>346 <text:s/>cc -c sparse.c</text:p>
      <text:p text:style-name="Standard"><text:s text:c="2"/>347 <text:s/>cc -c main.c</text:p>
      <text:p text:style-name="Standard"><text:s text:c="2"/>348 <text:s/>cc main.o sparse.o</text:p>
      <text:p text:style-name="Standard"><text:s text:c="2"/>349 <text:s/>./a.out</text:p>
      <text:p text:style-name="Standard"><text:s text:c="2"/>350 <text:s/>vi sparse.c</text:p>
      <text:p text:style-name="Standard"><text:s text:c="2"/>351 <text:s/>cc -c sparse.c</text:p>
      <text:p text:style-name="Standard"><text:s text:c="2"/>352 <text:s/>vi sparse.c</text:p>
      <text:p text:style-name="Standard"><text:s text:c="2"/>353 <text:s/>cc -c sparse.c</text:p>
      <text:p text:style-name="Standard"><text:s text:c="2"/>354 <text:s/>cc -c main.c</text:p>
      <text:p text:style-name="Standard"><text:s text:c="2"/>355 <text:s/>cc main.o sparse.o</text:p>
      <text:p text:style-name="Standard"><text:s text:c="2"/>356 <text:s/>./a.out</text:p>
      <text:p text:style-name="Standard"><text:s text:c="2"/>357 <text:s/>vi sparse.c</text:p>
      <text:p text:style-name="Standard"><text:s text:c="2"/>358 <text:s/>vi main.c</text:p>
      <text:p text:style-name="Standard"><text:s text:c="2"/>359 <text:s/>vi sparse.c</text:p>
      <text:p text:style-name="Standard"><text:s text:c="2"/>360 <text:s/>vi sparse.h</text:p>
      <text:p text:style-name="Standard"><text:s text:c="2"/>361 <text:s/>vi main.c</text:p>
      <text:p text:style-name="Standard"><text:s text:c="2"/>362 <text:s/>vi sparse.c</text:p>
      <text:p text:style-name="Standard"><text:s text:c="2"/>363 <text:s/>cc -c sparse.c</text:p>
      <text:p text:style-name="Standard"><text:soft-page-break/><text:s text:c="2"/>364 <text:s/>vi sparse.c</text:p>
      <text:p text:style-name="Standard"><text:s text:c="2"/>365 <text:s/>cc -c sparse.c</text:p>
      <text:p text:style-name="Standard"><text:s text:c="2"/>366 <text:s/>cc -c main.c</text:p>
      <text:p text:style-name="Standard"><text:s text:c="2"/>367 <text:s/>cc main.o sparse.o</text:p>
      <text:p text:style-name="Standard"><text:s text:c="2"/>368 <text:s/>./a.out</text:p>
      <text:p text:style-name="Standard"><text:s text:c="2"/>369 <text:s/>vi sparse.c</text:p>
      <text:p text:style-name="Standard"><text:s text:c="2"/>370 <text:s/>vi main.c</text:p>
      <text:p text:style-name="Standard"><text:s text:c="2"/>371 <text:s/>vi sparse.c</text:p>
      <text:p text:style-name="Standard"><text:s text:c="2"/>372 <text:s/>cc -c sparse.c</text:p>
      <text:p text:style-name="Standard"><text:s text:c="2"/>373 <text:s/>vi main.c</text:p>
      <text:p text:style-name="Standard"><text:s text:c="2"/>374 <text:s/>cc -c main.c</text:p>
      <text:p text:style-name="Standard"><text:s text:c="2"/>375 <text:s/>cc main.o sparse.o</text:p>
      <text:p text:style-name="Standard"><text:s text:c="2"/>376 <text:s/>./a.out</text:p>
      <text:p text:style-name="Standard"><text:s text:c="2"/>377 <text:s/>vi sparse.c</text:p>
      <text:p text:style-name="Standard"><text:s text:c="2"/>378 <text:s/>cc -c main.c</text:p>
      <text:p text:style-name="Standard"><text:s text:c="2"/>379 <text:s/>cc -c sparse.c</text:p>
      <text:p text:style-name="Standard"><text:s text:c="2"/>380 <text:s/>cc main.o sparse.o</text:p>
      <text:p text:style-name="Standard"><text:s text:c="2"/>381 <text:s/>./a.out</text:p>
      <text:p text:style-name="Standard"><text:s text:c="2"/>382 <text:s/>vi sparse.c</text:p>
      <text:p text:style-name="Standard"><text:s text:c="2"/>383 <text:s/>cc -c main.c</text:p>
      <text:p text:style-name="Standard"><text:s text:c="2"/>384 <text:s/>cc -c sparse.c</text:p>
      <text:p text:style-name="Standard"><text:s text:c="2"/>385 <text:s/>cc main.o sparse.o</text:p>
      <text:p text:style-name="Standard"><text:s text:c="2"/>386 <text:s/>./a.out</text:p>
      <text:p text:style-name="Standard"><text:s text:c="2"/>387 <text:s/>vi main.c</text:p>
      <text:p text:style-name="Standard"><text:s text:c="2"/>388 <text:s/>vi mat1.txt</text:p>
      <text:p text:style-name="Standard"><text:s text:c="2"/>389 <text:s/>vi mat2.txt</text:p>
      <text:p text:style-name="Standard"><text:s text:c="2"/>390 <text:s/>vi sparse.c</text:p>
      <text:p text:style-name="Standard"><text:s text:c="2"/>391 <text:s/>cc -c sparse.c</text:p>
      <text:p text:style-name="Standard"><text:s text:c="2"/>392 <text:s/>vi sparse.c</text:p>
      <text:p text:style-name="Standard"><text:s text:c="2"/>393 <text:s/>cc -c sparse.c</text:p>
      <text:p text:style-name="Standard"><text:s text:c="2"/>394 <text:s/>:wq</text:p>
      <text:p text:style-name="Standard"><text:s text:c="2"/>395 <text:s/>vi sparse.c</text:p>
      <text:p text:style-name="Standard"><text:s text:c="2"/>396 <text:s/>cc -c sparse.c</text:p>
      <text:p text:style-name="Standard"><text:s text:c="2"/>397 <text:s/>cc -c main.c</text:p>
      <text:p text:style-name="Standard"><text:s text:c="2"/>398 <text:s/>cc main.o sparse.o</text:p>
      <text:p text:style-name="Standard"><text:s text:c="2"/>399 <text:s/>./a.out</text:p>
      <text:p text:style-name="Standard"><text:s text:c="2"/>400 <text:s/>vi sparse.c</text:p>
      <text:p text:style-name="Standard"><text:s text:c="2"/>401 <text:s/>cc -c sparse.c</text:p>
      <text:p text:style-name="Standard"><text:s text:c="2"/>402 <text:s/>vi sparse.c</text:p>
      <text:p text:style-name="Standard"><text:s text:c="2"/>403 <text:s/>cc -c sparse.c</text:p>
      <text:p text:style-name="Standard"><text:s text:c="2"/>404 <text:s/>cc -c main.c</text:p>
      <text:p text:style-name="Standard"><text:s text:c="2"/>405 <text:s/>cc main.o sparse.o</text:p>
      <text:p text:style-name="Standard"><text:s text:c="2"/>406 <text:s/>./a.out</text:p>
      <text:p text:style-name="Standard"><text:s text:c="2"/>407 <text:s/>vi sparse.c</text:p>
      <text:p text:style-name="Standard"><text:s text:c="2"/>408 <text:s/>cc -c sparse.c</text:p>
      <text:p text:style-name="Standard"><text:s text:c="2"/>409 <text:s/>vi sparse.c</text:p>
      <text:p text:style-name="Standard"><text:s text:c="2"/>410 <text:s/>cc -c sparse.c</text:p>
      <text:p text:style-name="Standard"><text:s text:c="2"/>411 <text:s/>cc -c main.c</text:p>
      <text:p text:style-name="Standard"><text:s text:c="2"/>412 <text:s/>cc main.o sparse.o</text:p>
      <text:p text:style-name="Standard"><text:s text:c="2"/>413 <text:s/>./a.out</text:p>
      <text:p text:style-name="Standard"><text:s text:c="2"/>414 <text:s/>vi sparse.c</text:p>
      <text:p text:style-name="Standard"><text:s text:c="2"/>415 <text:s/>cc -c sparse.c</text:p>
      <text:p text:style-name="Standard"><text:soft-page-break/><text:s text:c="2"/>416 <text:s/>vi sparse.c</text:p>
      <text:p text:style-name="Standard"><text:s text:c="2"/>417 <text:s/>cc -c sparse.c</text:p>
      <text:p text:style-name="Standard"><text:s text:c="2"/>418 <text:s/>vi sparse.c</text:p>
      <text:p text:style-name="Standard"><text:s text:c="2"/>419 <text:s/>cc -c sparse.c</text:p>
      <text:p text:style-name="Standard"><text:s text:c="2"/>420 <text:s/>vi sparse.c</text:p>
      <text:p text:style-name="Standard"><text:s text:c="2"/>421 <text:s/>cc -c sparse.c</text:p>
      <text:p text:style-name="Standard"><text:s text:c="2"/>422 <text:s/>cc -c main.c</text:p>
      <text:p text:style-name="Standard"><text:s text:c="2"/>423 <text:s/>vi sparse.h</text:p>
      <text:p text:style-name="Standard"><text:s text:c="2"/>424 <text:s/>vi main.c</text:p>
      <text:p text:style-name="Standard"><text:s text:c="2"/>425 <text:s/>cc -c main.c</text:p>
      <text:p text:style-name="Standard"><text:s text:c="2"/>426 <text:s/>vi main.c</text:p>
      <text:p text:style-name="Standard"><text:s text:c="2"/>427 <text:s/>cc -c main.c</text:p>
      <text:p text:style-name="Standard"><text:s text:c="2"/>428 <text:s/>vi main.c</text:p>
      <text:p text:style-name="Standard"><text:s text:c="2"/>429 <text:s/>cc -c main.c</text:p>
      <text:p text:style-name="Standard"><text:s text:c="2"/>430 <text:s/>cc -c sparse.c</text:p>
      <text:p text:style-name="Standard"><text:s text:c="2"/>431 <text:s/>cc main.o sparse.o</text:p>
      <text:p text:style-name="Standard"><text:s text:c="2"/>432 <text:s/>./a.out</text:p>
      <text:p text:style-name="Standard"><text:s text:c="2"/>433 <text:s/>mkdir tp</text:p>
      <text:p text:style-name="Standard"><text:s text:c="2"/>434 <text:s/>cd tp</text:p>
      <text:p text:style-name="Standard"><text:s text:c="2"/>435 <text:s/>vi add.c</text:p>
      <text:p text:style-name="Standard"><text:s text:c="2"/>436 <text:s/>gcc -g add.c</text:p>
      <text:p text:style-name="Standard"><text:s text:c="2"/>437 <text:s/>ls</text:p>
      <text:p text:style-name="Standard"><text:s text:c="2"/>438 <text:s/>gdb a.out</text:p>
      <text:p text:style-name="Standard"><text:s text:c="2"/>439 <text:s/>cd pract</text:p>
      <text:p text:style-name="Standard"><text:s text:c="2"/>440 <text:s/>vi merge.c</text:p>
      <text:p text:style-name="Standard"><text:s text:c="2"/>441 <text:s/>cc merge.c</text:p>
      <text:p text:style-name="Standard"><text:s text:c="2"/>442 <text:s/>./a.out</text:p>
      <text:p text:style-name="Standard"><text:s text:c="2"/>443 <text:s/>vi merge.c</text:p>
      <text:p text:style-name="Standard"><text:s text:c="2"/>444 <text:s/>cc merge.c</text:p>
      <text:p text:style-name="Standard"><text:s text:c="2"/>445 <text:s/>./a.out</text:p>
      <text:p text:style-name="Standard"><text:s text:c="2"/>446 <text:s/>vi merge.c</text:p>
      <text:p text:style-name="Standard"><text:s text:c="2"/>447 <text:s/>vi ass7.c</text:p>
      <text:p text:style-name="Standard"><text:s text:c="2"/>448 <text:s/>hello.c</text:p>
      <text:p text:style-name="Standard"><text:s text:c="2"/>449 <text:s/>ass1.c</text:p>
      <text:p text:style-name="Standard"><text:s text:c="2"/>450 <text:s/>pwd</text:p>
      <text:p text:style-name="Standard"><text:s text:c="2"/>451 <text:s/>is</text:p>
      <text:p text:style-name="Standard"><text:s text:c="2"/>452 <text:s/>ls</text:p>
      <text:p text:style-name="Standard"><text:s text:c="2"/>453 <text:s/>cat ass4.c</text:p>
      <text:p text:style-name="Standard"><text:s text:c="2"/>454 <text:s/>hello.c</text:p>
      <text:p text:style-name="Standard"><text:s text:c="2"/>455 <text:s/>vi hello.c</text:p>
      <text:p text:style-name="Standard"><text:s text:c="2"/>456 <text:s/>gcc hello.c</text:p>
      <text:p text:style-name="Standard"><text:s text:c="2"/>457 <text:s/>mv hello.c first.c</text:p>
      <text:p text:style-name="Standard"><text:s text:c="2"/>458 <text:s/>mkdir m777</text:p>
      <text:p text:style-name="Standard"><text:s text:c="2"/>459 <text:s/>ls</text:p>
      <text:p text:style-name="Standard"><text:s text:c="2"/>460 <text:s/>mkdir list.text</text:p>
      <text:p text:style-name="Standard"><text:s text:c="2"/>461 <text:s/>ls</text:p>
      <text:p text:style-name="Standard"><text:s text:c="2"/>462 <text:s/>touch/home/soham/Documents/new.c</text:p>
      <text:p text:style-name="Standard"><text:s text:c="2"/>463 <text:s/>touch/soham/new.c</text:p>
      <text:p text:style-name="Standard"><text:s text:c="2"/>464 <text:s/>find hello,c</text:p>
      <text:p text:style-name="Standard"><text:s text:c="2"/>465 <text:s/>df</text:p>
      <text:p text:style-name="Standard"><text:s text:c="2"/>466 <text:s/>du</text:p>
      <text:p text:style-name="Standard"><text:s text:c="2"/>467 <text:s/>head hello.c</text:p>
      <text:p text:style-name="Standard"><text:soft-page-break/><text:s text:c="2"/>468 <text:s/>head first.c</text:p>
      <text:p text:style-name="Standard"><text:s text:c="2"/>469 <text:s/>tail first.c</text:p>
      <text:p text:style-name="Standard"><text:s text:c="2"/>470 <text:s/>ls</text:p>
      <text:p text:style-name="Standard"><text:s text:c="2"/>471 <text:s/>diff ass4.c first.c</text:p>
      <text:p text:style-name="Standard"><text:s text:c="2"/>472 <text:s/>touch new.c</text:p>
      <text:p text:style-name="Standard"><text:s text:c="2"/>473 <text:s/>ls</text:p>
      <text:p text:style-name="Standard"><text:s text:c="2"/>474 <text:s/>vi new.c</text:p>
      <text:p text:style-name="Standard"><text:s text:c="2"/>475 <text:s/>gcc new.c</text:p>
      <text:p text:style-name="Standard"><text:s text:c="2"/>476 <text:s/>diff first.c new.c</text:p>
      <text:p text:style-name="Standard"><text:s text:c="2"/>477 <text:s/>tar first.c</text:p>
      <text:p text:style-name="Standard"><text:s text:c="2"/>478 <text:s/>tar --first.c</text:p>
      <text:p text:style-name="Standard"><text:s text:c="2"/>479 <text:s/>cjob</text:p>
      <text:p text:style-name="Standard"><text:s text:c="2"/>480 <text:s/>job</text:p>
      <text:p text:style-name="Standard"><text:s text:c="2"/>481 <text:s/>ps ux</text:p>
      <text:p text:style-name="Standard"><text:s text:c="2"/>482 <text:s/>kill 1671</text:p>
      <text:p text:style-name="Standard"><text:s text:c="2"/>483 <text:s/>ping google.com</text:p>
      <text:p text:style-name="Standard"><text:s text:c="2"/>484 <text:s/>wget <text:s/>https://www.loggly.com/wp-</text:p>
      <text:p text:style-name="Standard"><text:s text:c="2"/>485 <text:s/>content/uploads/2015/05/Linux-Cheat-Sheet-</text:p>
      <text:p text:style-name="Standard"><text:s text:c="2"/>486 <text:s/>Sponsored-By-Loggly.pdf</text:p>
      <text:p text:style-name="Standard"><text:s text:c="2"/>487 <text:s/>uname</text:p>
      <text:p text:style-name="Standard"><text:s text:c="2"/>488 <text:s/>top</text:p>
      <text:p text:style-name="Standard"><text:s text:c="2"/>489 <text:s/>history</text:p>
      <text:p text:style-name="Standard"><text:s text:c="2"/>490 <text:s/>man 470 ls</text:p>
      <text:p text:style-name="Standard"><text:s text:c="2"/>491 <text:s/>hostname</text:p>
      <text:p text:style-name="Standard"><text:s text:c="2"/>492 <text:s/>su</text:p>
      <text:p text:style-name="Standard"><text:s text:c="2"/>493 <text:s/>ps</text:p>
      <text:p text:style-name="Standard"><text:s text:c="2"/>494 <text:s/>htop</text:p>
      <text:p text:style-name="Standard"><text:s text:c="2"/>495 <text:s/>clear</text:p>
      <text:p text:style-name="Standard"><text:s text:c="2"/>496 <text:s/>history</text:p>
      <text:p text:style-name="Standard">soham@soham-HP-Laptop-15s-du3xxx:~$ ping google.com</text:p>
      <text:p text:style-name="Standard">PING google.com(bom07s31-in-x0e.1e100.net (2404:6800:4009:824::200e)) 56 data bytes</text:p>
      <text:p text:style-name="Standard">64 bytes from bom07s31-in-x0e.1e100.net (2404:6800:4009:824::200e): icmp_seq=1 ttl=114 time=1047 ms</text:p>
      <text:p text:style-name="Standard">64 bytes from bom07s31-in-x0e.1e100.net (2404:6800:4009:824::200e): icmp_seq=2 ttl=114 time=85.5 ms</text:p>
      <text:p text:style-name="Standard">64 bytes from bom07s31-in-x0e.1e100.net (2404:6800:4009:824::200e): icmp_seq=2 ttl=114 time=88.6 ms (DUP!)</text:p>
      <text:p text:style-name="Standard">64 bytes from bom07s31-in-x0e.1e100.net (2404:6800:4009:824::200e): icmp_seq=2 ttl=114 time=204 ms (DUP!)</text:p>
      <text:p text:style-name="Standard">64 bytes from bom07s31-in-x0e.1e100.net (2404:6800:4009:824::200e): icmp_seq=2 ttl=114 time=204 ms (DUP!)</text:p>
      <text:p text:style-name="Standard">64 bytes from bom07s31-in-x0e.1e100.net (2404:6800:4009:824::200e): icmp_seq=2 ttl=114 time=204 ms (DUP!)</text:p>
      <text:p text:style-name="Standard">64 bytes from bom07s31-in-x0e.1e100.net (2404:6800:4009:824::200e): icmp_seq=2 ttl=114 time=204 ms (DUP!)</text:p>
      <text:p text:style-name="Standard">64 bytes from bom07s31-in-x0e.1e100.net (2404:6800:4009:824::200e): icmp_seq=2 ttl=114 time=204 ms (DUP!)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3-01-10T12:27:00Z</meta:creation-date>
    <dc:date>2023-02-06T09:13:43.514345567</dc:date>
    <meta:editing-cycles>7</meta:editing-cycles>
    <meta:editing-duration>PT18M30S</meta:editing-duration>
    <meta:document-statistic meta:table-count="0" meta:image-count="0" meta:object-count="0" meta:page-count="15" meta:paragraph-count="709" meta:word-count="2427" meta:character-count="19620" meta:non-whitespace-character-count="15513"/>
    <meta:template xlink:type="simple" xlink:actuate="onRequest" xlink:title="" xlink:href="Normal.dotm"/>
  </office:meta>
</office:document-meta>
</file>